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22" calcext:value-type="float">
            <text:p>122</text:p>
          </table:table-cell>
          <table:table-cell table:style-name="ce7" table:formula="of:=COUNTIF([.B7:.B135];&quot;X&quot;)" office:value-type="float" office:value="98" calcext:value-type="float">
            <text:p>98</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40" calcext:value-type="float">
            <text:p>14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2">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2">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14">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 table:number-rows-repeated="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3">00/00/0000</text:date>, <text:time style:data-style-name="N2" text:time-value="21:38:51.5186812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3T21:39:35.151812619</dc:date>
    <meta:editing-duration>PT9H12M5S</meta:editing-duration>
    <meta:editing-cycles>148</meta:editing-cycles>
    <meta:document-statistic meta:table-count="1" meta:cell-count="713" meta:object-count="0"/>
  </office:meta>
</office:document-meta>
</file>